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mię</text:p>
          </table:table-cell>
          <table:table-cell office:value-type="string">
            <text:p>Nazwisko</text:p>
          </table:table-cell>
          <table:table-cell office:value-type="string">
            <text:p>Email</text:p>
          </table:table-cell>
          <table:table-cell table:number-columns-repeated="97"/>
        </table:table-row>
        <table:table-row>
          <table:table-cell/>
          <table:table-cell office:value-type="string">
            <text:p>kuba</text:p>
          </table:table-cell>
          <table:table-cell office:value-type="string">
            <text:p>wasylkiewicz</text:p>
          </table:table-cell>
          <table:table-cell office:value-type="string">
            <text:p>afafafaf@mail</text:p>
          </table:table-cell>
          <table:table-cell table:number-columns-repeated="96"/>
        </table:table-row>
        <table:table-row>
          <table:table-cell/>
          <table:table-cell office:value-type="string">
            <text:p>jan</text:p>
          </table:table-cell>
          <table:table-cell office:value-type="string">
            <text:p>kowalski</text:p>
          </table:table-cell>
          <table:table-cell office:value-type="string">
            <text:p>mail@mail.com</text:p>
          </table:table-cell>
          <table:table-cell table:number-columns-repeated="96"/>
        </table:table-row>
        <table:table-row table:number-rows-repeated="7"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